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6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office:value-type="string">
            <text:p>Tipus</text:p>
          </table:table-cell>
          <table:table-cell office:value-type="string">
            <text:p>Gravetat</text:p>
          </table:table-cell>
        </table:table-row>
        <table:table-row table:style-name="ro1">
          <table:table-cell/>
          <table:table-cell office:value-type="string">
            <text:p>Crear icona menu inferior</text:p>
          </table:table-cell>
          <table:table-cell office:value-type="string">
            <text:p>Millora</text:p>
          </table:table-cell>
          <table:table-cell office:value-type="string">
            <text:p>Moderada</text:p>
          </table:table-cell>
        </table:table-row>
        <table:table-row table:style-name="ro2">
          <table:table-cell/>
          <table:table-cell office:value-type="string">
            <text:p>Al girar el telefon queda amagat el boto de buscar per classe</text:p>
          </table:table-cell>
          <table:table-cell office:value-type="string">
            <text:p>Error</text:p>
          </table:table-cell>
          <table:table-cell office:value-type="string">
            <text:p>Alta</text:p>
          </table:table-cell>
        </table:table-row>
        <table:table-row table:style-name="ro2">
          <table:table-cell/>
          <table:table-cell office:value-type="string">
            <text:p>Crear enllaços a cada controlador per anar als altres controladors</text:p>
          </table:table-cell>
          <table:table-cell office:value-type="string">
            <text:p>Millora</text:p>
          </table:table-cell>
          <table:table-cell office:value-type="string">
            <text:p>Baixa</text:p>
          </table:table-cell>
        </table:table-row>
        <table:table-row table:style-name="ro2">
          <table:table-cell/>
          <table:table-cell office:value-type="string">
            <text:p>Crear una descripció de l'assignatura</text:p>
          </table:table-cell>
          <table:table-cell office:value-type="string">
            <text:p>Millora</text:p>
          </table:table-cell>
          <table:table-cell office:value-type="string">
            <text:p>Baixa</text:p>
          </table:table-cell>
        </table:table-row>
        <table:table-row table:style-name="ro3">
          <table:table-cell/>
          <table:table-cell office:value-type="string">
            <text:p>Cuant s'envia un correu a un professor que automaticament aparegui el mail al camp destinatari de l'aplicació <text:s/>de correu</text:p>
          </table:table-cell>
          <table:table-cell office:value-type="string">
            <text:p>Error</text:p>
          </table:table-cell>
          <table:table-cell office:value-type="string">
            <text:p>Moderada</text:p>
          </table:table-cell>
        </table:table-row>
        <table:table-row table:style-name="ro4">
          <table:table-cell/>
          <table:table-cell office:value-type="string">
            <text:p>Integrar escanejar còdig a l'aplicació per no tindre que instal.lar cap aplicació</text:p>
          </table:table-cell>
          <table:table-cell office:value-type="string">
            <text:p>Millora</text:p>
          </table:table-cell>
          <table:table-cell office:value-type="string">
            <text:p>Moderada</text:p>
          </table:table-cell>
        </table:table-row>
        <table:table-row table:style-name="ro2">
          <table:table-cell/>
          <table:table-cell office:value-type="string">
            <text:p>Añadir anclas en las lista para hacer las listas mas visuales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7/11/2011</text:date>, <text:time>12:43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6T18:31:29.89</meta:creation-date>
    <dc:date>2011-11-17T12:43:55.22</dc:date>
    <meta:editing-duration>PT17H27M4S</meta:editing-duration>
    <meta:editing-cycles>1</meta:editing-cycles>
    <meta:document-statistic meta:table-count="3" meta:cell-count="21" meta:object-count="0"/>
    <meta:generator>LibreOffice/3.4$Win32 LibreOffice_project/340m1$Build-402</meta:generator>
  </office:meta>
</office:document-meta>
</file>